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40000000300309323F6FDEDE4CC.png" manifest:media-type="image/png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7" style:family="graphic" style:parent-style-name="standard">
      <style:graphic-properties svg:stroke-color="#cc9900" draw:fill-color="#ffff99" draw:textarea-horizontal-align="justify" draw:textarea-vertical-align="middle" draw:auto-grow-height="false" fo:min-height="1.188cm" fo:min-width="5.78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pr1" style:family="presentation" style:parent-style-name="Bubbles-title">
      <style:graphic-properties draw:auto-grow-height="true" fo:min-height="3.506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>
      <style:graphic-properties draw:fill-color="#ffffff" draw:auto-grow-height="true" fo:min-height="1.69cm"/>
    </style:style>
    <style:style style:name="pr4" style:family="presentation" style:parent-style-name="Bubbles-subtitle" style:list-style-name="L2">
      <style:graphic-properties draw:fill-color="#ffffff" draw:auto-grow-height="true" fo:min-height="7.874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7.874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5.065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0.129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14.066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3.799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4.361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3.799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8.721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3.799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9.593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2.794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2.794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1.524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7.849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1.524cm"/>
    </style:style>
    <style:style style:name="pr21" style:family="presentation" style:parent-style-name="Bubbles-subtitle" style:list-style-name="L2">
      <style:graphic-properties draw:fill-color="#ffffff" draw:textarea-vertical-align="top" draw:auto-grow-height="true" fo:min-height="5.233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1.524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9.593cm"/>
    </style:style>
    <style:style style:name="pr24" style:family="presentation" style:parent-style-name="Bubbles-subtitle" style:list-style-name="L2">
      <style:graphic-properties draw:fill-color="#ffffff" draw:textarea-vertical-align="top" draw:auto-grow-height="true" fo:min-height="1.524cm"/>
    </style:style>
    <style:style style:name="pr25" style:family="presentation" style:parent-style-name="Bubbles-subtitle" style:list-style-name="L2">
      <style:graphic-properties draw:fill-color="#ffffff" draw:textarea-vertical-align="top" draw:auto-grow-height="true" fo:min-height="9.593cm"/>
    </style:style>
    <style:style style:name="pr26" style:family="presentation" style:parent-style-name="Bubbles-subtitle" style:list-style-name="L2">
      <style:graphic-properties draw:fill-color="#ffffff" draw:textarea-vertical-align="top" draw:auto-grow-height="true" fo:min-height="7.597cm"/>
    </style:style>
    <style:style style:name="pr2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style:font-name="Ubuntu" fo:font-size="3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2" style:family="paragraph">
      <loext:graphic-properties draw:fill-color="#ffffff"/>
      <style:paragraph-properties fo:text-align="center"/>
      <style:text-properties style:font-name="Ubuntu" fo:font-size="32pt" style:text-underline-style="none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color="#0000ff" fo:font-style="italic" style:font-style-asian="italic" style:font-style-complex="italic"/>
    </style:style>
    <style:style style:name="P15" style:family="paragraph">
      <loext:graphic-properties draw:fill-color="#ffff99"/>
      <style:paragraph-properties fo:text-align="center"/>
    </style:style>
    <style:style style:name="P16" style:family="paragraph">
      <loext:graphic-properties draw:fill="none" draw:fill-color="#ffffff"/>
      <style:text-properties fo:color="#0000cc"/>
    </style:style>
    <style:style style:name="T1" style:family="text">
      <style:text-properties style:font-name="Ubuntu Condensed" fo:font-size="80pt" style:font-size-asian="80pt" style:font-size-complex="8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 Condensed" fo:font-size="60pt" style:font-size-asian="60pt" style:font-size-complex="60pt"/>
    </style:style>
    <style:style style:name="T5" style:family="text">
      <style:text-properties style:font-name="Ubuntu" fo:font-weight="bold" style:font-weight-asian="bold" style:font-weight-complex="bold"/>
    </style:style>
    <style:style style:name="T6" style:family="text">
      <style:text-properties style:font-name="Ubuntu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italic" fo:text-shadow="none" style:text-underline-style="none" fo:font-weight="normal" style:letter-kerning="true" fo:background-color="transparent" style:font-name-asian="WenQuanYi Micro Hei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ff" fo:font-size="15pt" fo:font-style="italic" style:font-size-asian="15pt" style:font-style-asian="italic" style:font-size-complex="15pt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Ubuntu" fo:font-size="22pt" fo:text-shadow="none" style:text-underline-style="none" fo:font-weight="normal" style:letter-kerning="true" fo:background-color="transparent" style:font-name-asian="WenQuanYi Micro Hei" style:font-size-asian="22pt" style:font-weight-asian="normal" style:font-name-complex="Lohit Devanagari" style:font-size-complex="22pt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cc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3.506cm" svg:x="1.4cm" svg:y="8.837cm" presentation:class="title" presentation:user-transformed="true">
          <draw:text-box>
            <text:p><text:span text:style-name="T1">More About Induction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2016-09-24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More About Induction</text:span></text:p>
          </draw:text-box>
        </draw:frame>
        <draw:frame presentation:style-name="pr3" draw:text-style-name="P8" draw:layer="layout" svg:width="25.199cm" svg:height="1.69cm" svg:x="1.4cm" svg:y="4.914cm" presentation:class="subtitle" presentation:user-transformed="true">
          <draw:text-box>
            <text:p><text:span text:style-name="T5">This Chapter:</text:span></text:p>
          </draw:text-box>
        </draw:frame>
        <draw:frame presentation:style-name="pr4" draw:text-style-name="P9" draw:layer="layout" svg:width="19.558cm" svg:height="7.874cm" svg:x="4.318cm" svg:y="6.858cm">
          <draw:text-box>
            <text:list text:style-name="L2">
              <text:list-item>
                <text:p text:style-name="P4"><text:span text:style-name="T6"><text:s/></text:span><text:span text:style-name="T6">Sums as recursive sequences</text:span><text:span text:style-name="T6"><text:line-break/></text:span><text:span text:style-name="T6"/></text:p>
              </text:list-item>
              <text:list-item>
                <text:p text:style-name="P4"><text:span text:style-name="T6"><text:s/></text:span><text:span text:style-name="T6">Other uses of induction</text:span><text:span text:style-name="T6"><text:line-break/></text:span><text:span text:style-name="T6"/></text:p>
              </text:list-item>
              <text:list-item>
                <text:p text:style-name="P4"><text:span text:style-name="T6"><text:s/></text:span><text:span text:style-name="T6">The Fundamental Theorem of Arithmetic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Mathematical Induction</text:span></text:p>
          </draw:text-box>
        </draw:frame>
        <draw:frame presentation:style-name="pr5" draw:text-style-name="P11" draw:layer="layout" svg:width="23.622cm" svg:height="11.395cm" svg:x="2.286cm" svg:y="4.572cm">
          <draw:text-box>
            <text:p text:style-name="P10"><text:span text:style-name="T7">Theorem 1:</text:span><text:span text:style-name="T7"><text:line-break/></text:span><text:span text:style-name="T8">Fundamental Theorem of Arithmetic</text:span></text:p>
            <text:p text:style-name="P10"><text:span text:style-name="T7"/></text:p>
            <text:p text:style-name="P10"><text:span text:style-name="T7"/></text:p>
            <text:p text:style-name="P10"><text:span text:style-name="T7">Every integer greater than 1 can be expressed as the product of a list of prime number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Mathematical Induction</text:span></text:p>
          </draw:text-box>
        </draw:frame>
        <draw:frame presentation:style-name="pr6" draw:text-style-name="P12" draw:layer="layout" svg:width="23.622cm" svg:height="7.874cm" svg:x="2.286cm" svg:y="4.572cm">
          <draw:text-box>
            <text:p text:style-name="P10"><text:span text:style-name="T7">Theorem 1:</text:span><text:span text:style-name="T7"><text:line-break/></text:span><text:span text:style-name="T8">Fundamental Theorem of Arithmetic</text:span></text:p>
            <text:p text:style-name="P10"><text:span text:style-name="T7"/></text:p>
            <text:p text:style-name="P10"><text:span text:style-name="T7"/></text:p>
            <text:p text:style-name="P10"><text:span text:style-name="T7">Every integer greater than 1 can be expressed as the product of a list of prime numbers.</text:span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presentation:style-name="pr7" draw:text-style-name="P12" draw:layer="layout" svg:width="23.622cm" svg:height="5.065cm" svg:x="2.286cm" svg:y="13.208cm">
          <draw:text-box>
            <text:p text:style-name="P10"><text:span text:style-name="T7">Example: </text:span></text:p>
            <text:p text:style-name="P10"><text:span text:style-name="T7">P(4) → 2 x 2</text:span></text:p>
            <text:p text:style-name="P10"><text:span text:style-name="T7">P(5) → 5</text:span></text:p>
            <text:p text:style-name="P10"><text:span text:style-name="T7">P(6) → 2 x 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Sums as recursive sequences</text:span></text:p>
          </draw:text-box>
        </draw:frame>
        <draw:frame presentation:style-name="pr8" draw:text-style-name="P12" draw:layer="layout" svg:width="23.622cm" svg:height="10.129cm" svg:x="2.286cm" svg:y="4.572cm">
          <draw:text-box>
            <text:p text:style-name="P10"><text:span text:style-name="T7">In the last chapter, we were proving that the result of a summation at each step was equivalent to some closed formula</text:span></text:p>
            <text:p text:style-name="P10"><text:span text:style-name="T7">(e.g., </text:span><text:span text:style-name="T7"><text:tab/></text:span><text:span text:style-name="T7"><text:tab/></text:span><text:span text:style-name="T7"><text:tab/></text:span><text:span text:style-name="T7"><text:tab/></text:span><text:span text:style-name="T7">)</text:span></text:p>
            <text:p text:style-name="P10"><text:span text:style-name="T7"/></text:p>
            <text:p text:style-name="P10"><text:span text:style-name="T7">This time, we will be finding a recursive formula (aka “recurrence relation”) for summations.</text:span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draw:style-name="gr5" draw:text-style-name="P10" draw:layer="layout" svg:width="4.064cm" svg:height="1.702cm" svg:x="13.208cm" svg:y="8.38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Sums as recursive sequences</text:span></text:p>
          </draw:text-box>
        </draw:frame>
        <draw:frame presentation:style-name="pr9" draw:text-style-name="P12" draw:layer="layout" svg:width="23.622cm" svg:height="14.066cm" svg:x="2.286cm" svg:y="4.572cm">
          <draw:text-box>
            <text:p text:style-name="P10"><text:span text:style-name="T7">Example 1 from the book:</text:span></text:p>
            <text:p text:style-name="P10"><text:span text:style-name="T7"/></text:p>
            <text:p text:style-name="P10"><text:span text:style-name="T10">Consider the sum</text:span></text:p>
            <text:p text:style-name="P10"><text:span text:style-name="T10"/></text:p>
            <text:p text:style-name="P10"><text:span text:style-name="T7"/></text:p>
            <text:p text:style-name="P10"><text:span text:style-name="T10">Which is the same as</text:span></text:p>
            <text:p text:style-name="P10"><text:span text:style-name="T10">1 + 3 + 5 + … + (2n-1).</text:span></text:p>
            <text:p text:style-name="P10"><text:span text:style-name="T7"/></text:p>
            <text:p text:style-name="P10"><text:span text:style-name="T10">Use the notation</text:span><text:span text:style-name="T10"><text:tab/></text:span><text:span text:style-name="T10"><text:tab/></text:span><text:span text:style-name="T10"><text:tab/></text:span><text:span text:style-name="T10">to denote this sum.</text:span></text:p>
            <text:p text:style-name="P10"><text:span text:style-name="T10">For example, </text:span><text:span text:style-name="T10"><text:tab/></text:span><text:span text:style-name="T10"><text:tab/></text:span><text:span text:style-name="T10">means 1 + 3 + 5 + 7 + 9.</text:span></text:p>
            <text:p text:style-name="P10"><text:span text:style-name="T7"/></text:p>
            <text:p text:style-name="P10"><text:span text:style-name="T10">Find a recursive description of </text:span><text:span text:style-name="T10"><text:tab/></text:span><text:span text:style-name="T10"><text:tab/></text:span><text:span text:style-name="T10">.</text:span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draw:style-name="gr5" draw:text-style-name="P10" draw:layer="layout" svg:width="3.02cm" svg:height="1.702cm" svg:x="12.474cm" svg:y="8.2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0" draw:layer="layout" svg:width="1.778cm" svg:height="1.829cm" svg:x="10.922cm" svg:y="14.93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10" draw:layer="layout" svg:width="1.778cm" svg:height="1.829cm" svg:x="12.7cm" svg:y="13.46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0" draw:layer="layout" svg:width="1.778cm" svg:height="1.829cm" svg:x="20.066cm" svg:y="17.01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Sums as recursive sequences</text:span></text:p>
          </draw:text-box>
        </draw:frame>
        <draw:frame presentation:style-name="pr10" draw:text-style-name="P12" draw:layer="layout" svg:width="23.622cm" svg:height="3.799cm" svg:x="2.286cm" svg:y="4.572cm">
          <draw:text-box>
            <text:p text:style-name="P10"><text:span text:style-name="T7">Example 1 from the book:</text:span></text:p>
            <text:p text:style-name="P10"><text:span text:style-name="T7">Find a recurrence relation for </text:span></text:p>
            <text:p text:style-name="P10"><text:span text:style-name="T7"/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draw:style-name="gr5" draw:text-style-name="P10" draw:layer="layout" svg:width="3.02cm" svg:height="1.702cm" svg:x="22.126cm" svg:y="5.66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1" draw:text-style-name="P12" draw:layer="layout" svg:width="23.622cm" svg:height="4.361cm" svg:x="2.286cm" svg:y="8.393cm">
          <draw:text-box>
            <text:p text:style-name="P10"><text:span text:style-name="T11">So remember that we need to get all the values from 1 to n</text:span><text:span text:style-name="T12">-1</text:span><text:span text:style-name="T11"> for the summation. In this case, that would be</text:span></text:p>
            <text:p text:style-name="P10"><text:span text:style-name="T11"/></text:p>
            <text:p text:style-name="P10"><text:span text:style-name="T11">So we express the summation as the sum of the first </text:span><text:span text:style-name="T12">n-1</text:span><text:span text:style-name="T11"> terms, plus the final term:</text:span></text:p>
          </draw:text-box>
        </draw:frame>
        <draw:frame draw:style-name="gr5" draw:text-style-name="P10" draw:layer="layout" svg:width="1.565cm" svg:height="0.829cm" svg:x="21.59cm" svg:y="9.39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0" draw:layer="layout" svg:width="4.03cm" svg:height="1.702cm" svg:x="11.938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10" draw:layer="layout" svg:width="8.921cm" svg:height="0.76cm" svg:x="9.497cm" svg:y="14.7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4" draw:layer="layout" svg:width="5.588cm" svg:height="0.839cm" svg:x="10.16cm" svg:y="15.47cm">
          <draw:text-box>
            <text:p><text:span text:style-name="T13">Sum from 1 to n-1</text:span></text:p>
          </draw:text-box>
        </draw:frame>
        <draw:frame draw:style-name="gr6" draw:text-style-name="P14" draw:layer="layout" svg:width="5.588cm" svg:height="0.839cm" svg:x="16.256cm" svg:y="15.47cm">
          <draw:text-box>
            <text:p><text:span text:style-name="T13">Final term</text:span></text:p>
          </draw:text-box>
        </draw:frame>
        <draw:frame draw:style-name="gr5" draw:text-style-name="P10" draw:layer="layout" svg:width="4.552cm" svg:height="0.846cm" svg:x="11.684cm" svg:y="16.42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14" draw:layer="layout" svg:width="5.588cm" svg:height="0.839cm" svg:x="11.43cm" svg:y="17.272cm">
          <draw:text-box>
            <text:p><text:span text:style-name="T13">Written in terms of 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Sums as recursive sequences</text:span></text:p>
          </draw:text-box>
        </draw:frame>
        <draw:frame presentation:style-name="pr12" draw:text-style-name="P12" draw:layer="layout" svg:width="23.622cm" svg:height="3.799cm" svg:x="2.286cm" svg:y="4.572cm">
          <draw:text-box>
            <text:p text:style-name="P10"><text:span text:style-name="T7">Example 1 from the book:</text:span></text:p>
            <text:p text:style-name="P10"><text:span text:style-name="T7">Find a recurrence relation for </text:span></text:p>
            <text:p text:style-name="P10"><text:span text:style-name="T7"/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draw:style-name="gr5" draw:text-style-name="P10" draw:layer="layout" svg:width="3.02cm" svg:height="1.702cm" svg:x="22.126cm" svg:y="5.66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presentation:style-name="pr13" draw:text-style-name="P12" draw:layer="layout" svg:width="23.622cm" svg:height="8.721cm" svg:x="2.286cm" svg:y="8.393cm">
          <draw:text-box>
            <text:p text:style-name="P10"><text:span text:style-name="T14">From this work: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The result is that the recurrence relation is</text:span></text:p>
            <text:p text:style-name="P10"><text:span text:style-name="T14"/></text:p>
            <text:p text:style-name="P10"><text:span text:style-name="T14"/></text:p>
            <text:p text:style-name="P10"><text:span text:style-name="T14">But remember – we also need a starting value.</text:span></text:p>
          </draw:text-box>
        </draw:frame>
        <draw:frame draw:style-name="gr5" draw:text-style-name="P10" draw:layer="layout" svg:width="8.921cm" svg:height="0.76cm" svg:x="9.652cm" svg:y="10.92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text-style-name="P10" draw:layer="layout" svg:width="4.03cm" svg:height="1.702cm" svg:x="11.684cm" svg:y="9.39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10" draw:layer="layout" svg:width="4.552cm" svg:height="0.846cm" svg:x="11.45cm" svg:y="12.02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text-style-name="P10" draw:layer="layout" svg:width="5.037cm" svg:height="0.847cm" svg:x="11.938cm" svg:y="14.73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Sums as recursive sequences</text:span></text:p>
          </draw:text-box>
        </draw:frame>
        <draw:frame presentation:style-name="pr14" draw:text-style-name="P12" draw:layer="layout" svg:width="23.622cm" svg:height="3.799cm" svg:x="2.286cm" svg:y="4.572cm">
          <draw:text-box>
            <text:p text:style-name="P10"><text:span text:style-name="T7">Example 1 from the book:</text:span></text:p>
            <text:p text:style-name="P10"><text:span text:style-name="T7">Find a recurrence relation for </text:span></text:p>
            <text:p text:style-name="P10"><text:span text:style-name="T7"/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draw:style-name="gr5" draw:text-style-name="P10" draw:layer="layout" svg:width="3.02cm" svg:height="1.702cm" svg:x="22.126cm" svg:y="5.66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15" draw:text-style-name="P12" draw:layer="layout" svg:width="23.622cm" svg:height="9.593cm" svg:x="2.286cm" svg:y="8.393cm">
          <draw:text-box>
            <text:p text:style-name="P10"><text:span text:style-name="T14">Recurrence Relation (Recursive Formula):</text:span></text:p>
            <text:p text:style-name="P10"><text:span text:style-name="T14"/></text:p>
            <text:p text:style-name="P10"><text:span text:style-name="T14"/></text:p>
            <text:p text:style-name="P10"><text:span text:style-name="T14">If we look at </text:span><text:span text:style-name="T14"><text:tab/></text:span><text:span text:style-name="T14"><text:tab/></text:span><text:span text:style-name="T14">for the summation,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So </text:span><text:span text:style-name="T14"><text:tab/></text:span><text:span text:style-name="T14"><text:tab/></text:span><text:span text:style-name="T14"><text:tab/></text:span></text:p>
          </draw:text-box>
        </draw:frame>
        <draw:frame draw:style-name="gr5" draw:text-style-name="P10" draw:layer="layout" svg:width="5.037cm" svg:height="0.847cm" svg:x="11.981cm" svg:y="9.31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10" draw:layer="layout" svg:width="0.767cm" svg:height="0.791cm" svg:x="12.695cm" svg:y="11.09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10" draw:layer="layout" svg:width="6.074cm" svg:height="1.702cm" svg:x="10.69cm" svg:y="12.19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10" draw:layer="layout" svg:width="2.522cm" svg:height="0.702cm" svg:x="12.464cm" svg:y="14.0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10" draw:layer="layout" svg:width="1.143cm" svg:height="0.702cm" svg:x="13.462cm" svg:y="15.24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10" draw:layer="layout" svg:width="1.613cm" svg:height="0.791cm" svg:x="13.462cm" svg:y="17.19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custom-shape draw:style-name="gr7" draw:text-style-name="P15" draw:layer="layout" svg:width="8.89cm" svg:height="2.032cm" svg:x="9.39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7" draw:layer="layout" svg:width="25.199cm" svg:height="3.506cm" svg:x="1.4cm" svg:y="0.837cm" presentation:class="title">
          <draw:text-box>
            <text:p><text:span text:style-name="T9">Sums as recursive sequences</text:span></text:p>
          </draw:text-box>
        </draw:frame>
        <draw:frame presentation:style-name="pr16" draw:text-style-name="P12" draw:layer="layout" svg:width="23.622cm" svg:height="2.794cm" svg:x="2.286cm" svg:y="4.572cm">
          <draw:text-box>
            <text:p text:style-name="P10"><text:span text:style-name="T7">Example 1 from the book:</text:span></text:p>
            <text:p text:style-name="P10"><text:span text:style-name="T7"/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draw:style-name="gr5" draw:text-style-name="P10" draw:layer="layout" svg:width="3.02cm" svg:height="1.702cm" svg:x="16.51cm" svg:y="7.6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presentation:style-name="pr17" draw:text-style-name="P12" draw:layer="layout" svg:width="23.622cm" svg:height="2.794cm" svg:x="2.286cm" svg:y="6.393cm">
          <draw:text-box>
            <text:p text:style-name="P10"><text:span text:style-name="T14">RESULT!</text:span></text:p>
            <text:p text:style-name="P10"><text:span text:style-name="T14"/></text:p>
            <text:p text:style-name="P10"><text:span text:style-name="T14">The Recursive Formula for </text:span><text:span text:style-name="T14"><text:tab/></text:span><text:span text:style-name="T14"><text:tab/></text:span><text:span text:style-name="T14"><text:tab/></text:span><text:span text:style-name="T14"><text:tab/></text:span><text:span text:style-name="T14">is:</text:span></text:p>
          </draw:text-box>
        </draw:frame>
        <draw:frame draw:style-name="gr5" draw:text-style-name="P10" draw:layer="layout" svg:width="5.037cm" svg:height="0.847cm" svg:x="10.16cm" svg:y="10.34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5" draw:text-style-name="P10" draw:layer="layout" svg:width="1.613cm" svg:height="0.791cm" svg:x="15.748cm" svg:y="10.28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O</text:span><text:span text:style-name="T9">t</text:span><text:span text:style-name="T9">h</text:span><text:span text:style-name="T9">e</text:span><text:span text:style-name="T9">r</text:span><text:span text:style-name="T9"> </text:span><text:span text:style-name="T9"><text:s/></text:span><text:span text:style-name="T9">u</text:span><text:span text:style-name="T9">s</text:span><text:span text:style-name="T9">e</text:span><text:span text:style-name="T9">s</text:span><text:span text:style-name="T9"> </text:span><text:span text:style-name="T9">o</text:span><text:span text:style-name="T9">f</text:span><text:span text:style-name="T9"> </text:span><text:span text:style-name="T9">i</text:span><text:span text:style-name="T9">n</text:span><text:span text:style-name="T9">d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/text:p>
          </draw:text-box>
        </draw:frame>
        <draw:frame presentation:style-name="pr18" draw:text-style-name="P12" draw:layer="layout" svg:width="23.622cm" svg:height="1.524cm" svg:x="2.286cm" svg:y="4.572cm">
          <draw:text-box>
            <text:p text:style-name="P10"><text:span text:style-name="T7">Example 6 from the book:</text:span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presentation:style-name="pr19" draw:text-style-name="P12" draw:layer="layout" svg:width="23.622cm" svg:height="7.849cm" svg:x="2.286cm" svg:y="6.393cm">
          <draw:text-box>
            <text:p text:style-name="P10"><text:span text:style-name="T14">Show that</text:span><text:span text:style-name="T14"><text:tab/></text:span><text:span text:style-name="T14"><text:tab/></text:span><text:span text:style-name="T14"><text:tab/></text:span><text:span text:style-name="T14"><text:tab/></text:span><text:span text:style-name="T14">is divisible by 3 for all positive integers </text:span><text:span text:style-name="T12">n</text:span><text:span text:style-name="T11">.</text:span></text:p>
            <text:p text:style-name="P10"><text:span text:style-name="T11"/></text:p>
            <text:p text:style-name="P10"><text:span text:style-name="T11">First, let’s look at D(1) to see if it is true:</text:span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>True!</text:span></text:p>
          </draw:text-box>
        </draw:frame>
        <draw:frame draw:style-name="gr5" draw:text-style-name="P10" draw:layer="layout" svg:width="1.985cm" svg:height="0.79cm" svg:x="7.62cm" svg:y="6.393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" draw:text-style-name="P10" draw:layer="layout" svg:width="3.88cm" svg:height="0.83cm" svg:x="12.239cm" svg:y="9.398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5" draw:text-style-name="P10" draw:layer="layout" svg:width="3.974cm" svg:height="0.83cm" svg:x="12.192cm" svg:y="10.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5" draw:text-style-name="P10" draw:layer="layout" svg:width="4.113cm" svg:height="0.759cm" svg:x="12.143cm" svg:y="11.93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Other <text:s/>uses of induction</text:span></text:p>
          </draw:text-box>
        </draw:frame>
        <draw:frame presentation:style-name="pr20" draw:text-style-name="P12" draw:layer="layout" svg:width="23.622cm" svg:height="1.524cm" svg:x="2.286cm" svg:y="4.572cm">
          <draw:text-box>
            <text:p text:style-name="P10"><text:span text:style-name="T7">Example 6 from the book:</text:span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presentation:style-name="pr21" draw:text-style-name="P12" draw:layer="layout" svg:width="23.622cm" svg:height="5.233cm" svg:x="2.286cm" svg:y="6.393cm">
          <draw:text-box>
            <text:p text:style-name="P10"><text:span text:style-name="T14">Show that</text:span><text:span text:style-name="T14"><text:tab/></text:span><text:span text:style-name="T14"><text:tab/></text:span><text:span text:style-name="T14"><text:tab/></text:span><text:span text:style-name="T14"><text:tab/></text:span><text:span text:style-name="T14">is divisible by 3 for all positive integers </text:span><text:span text:style-name="T12">n</text:span><text:span text:style-name="T11">.</text:span></text:p>
            <text:p text:style-name="P10"><text:span text:style-name="T11"/></text:p>
            <text:p text:style-name="P10"><text:span text:style-name="T11">Next, let’s say that some positive integer </text:span><text:span text:style-name="T12">m</text:span><text:span text:style-name="T11"> is given, such that we’ve been able to check D(1) through D(m-1) are true.</text:span></text:p>
            <text:p text:style-name="P10"><text:span text:style-name="T11"/></text:p>
            <text:p text:style-name="P10"><text:span text:style-name="T11">So for D(m-1):</text:span></text:p>
          </draw:text-box>
        </draw:frame>
        <draw:frame draw:style-name="gr5" draw:text-style-name="P10" draw:layer="layout" svg:width="1.985cm" svg:height="0.79cm" svg:x="7.62cm" svg:y="6.393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5" draw:text-style-name="P10" draw:layer="layout" svg:width="3.88cm" svg:height="0.83cm" svg:x="12.192cm" svg:y="12.124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5" draw:text-style-name="P10" draw:layer="layout" svg:width="7.763cm" svg:height="0.83cm" svg:x="11.176cm" svg:y="13.1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5" draw:text-style-name="P10" draw:layer="layout" svg:width="9.782cm" svg:height="0.83cm" svg:x="11.176cm" svg:y="14.22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5" draw:text-style-name="P10" draw:layer="layout" svg:width="8.935cm" svg:height="0.829cm" svg:x="11.176cm" svg:y="15.172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8" draw:text-style-name="P16" draw:layer="layout" svg:width="5.334cm" svg:height="0.662cm" svg:x="20.32cm" svg:y="15.24cm">
          <draw:text-box>
            <text:p><text:span text:style-name="T15">Only combining the constants</text:span></text:p>
          </draw:text-box>
        </draw:frame>
        <draw:frame draw:style-name="gr5" draw:text-style-name="P10" draw:layer="layout" svg:width="9.754cm" svg:height="0.829cm" svg:x="11.176cm" svg:y="16.189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8" draw:text-style-name="P16" draw:layer="layout" svg:width="5.334cm" svg:height="0.662cm" svg:x="21.082cm" svg:y="16.356cm">
          <draw:text-box>
            <text:p><text:span text:style-name="T15">Rearranging term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Other <text:s/>uses of induction</text:span></text:p>
          </draw:text-box>
        </draw:frame>
        <draw:frame presentation:style-name="pr22" draw:text-style-name="P12" draw:layer="layout" svg:width="23.622cm" svg:height="1.524cm" svg:x="2.286cm" svg:y="4.572cm">
          <draw:text-box>
            <text:p text:style-name="P10"><text:span text:style-name="T7">Example 6 from the book:</text:span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presentation:style-name="pr23" draw:text-style-name="P12" draw:layer="layout" svg:width="23.622cm" svg:height="9.593cm" svg:x="2.286cm" svg:y="6.393cm">
          <draw:text-box>
            <text:p text:style-name="P10"><text:span text:style-name="T14">At this point:</text:span></text:p>
            <text:p text:style-name="P10"><text:span text:style-name="T11"/></text:p>
            <text:p text:style-name="P10"><text:span text:style-name="T11"/></text:p>
            <text:p text:style-name="P10"><text:span text:style-name="T11">we’ve rearranged the terms so that we separate out</text:span><text:span text:style-name="T11"><text:tab/></text:span><text:span text:style-name="T11"><text:tab/></text:span><text:span text:style-name="T11"><text:tab/></text:span><text:span text:style-name="T11">.</text:span></text:p>
            <text:p text:style-name="P10"><text:span text:style-name="T11"/></text:p>
            <text:p text:style-name="P10"><text:span text:style-name="T11">Remember that:</text:span><text:span text:style-name="T11"><text:tab/></text:span><text:span text:style-name="T11"><text:tab/></text:span><text:span text:style-name="T11"><text:tab/></text:span><text:span text:style-name="T11"><text:tab/></text:span></text:p>
            <text:p text:style-name="P10"><text:span text:style-name="T11"/></text:p>
            <text:p text:style-name="P10"><text:span text:style-name="T11">So now we can say that…</text:span></text:p>
            <text:p text:style-name="P10"><text:span text:style-name="T11"/></text:p>
            <text:p text:style-name="P10"><text:span text:style-name="T11"/></text:p>
            <text:p text:style-name="P10"><text:span text:style-name="T11">Or if we rewrite to isolate D(m)...</text:span></text:p>
          </draw:text-box>
        </draw:frame>
        <draw:frame draw:style-name="gr5" draw:text-style-name="P10" draw:layer="layout" svg:width="3.88cm" svg:height="0.83cm" svg:x="15.424cm" svg:y="10.796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5" draw:text-style-name="P10" draw:layer="layout" svg:width="9.754cm" svg:height="0.829cm" svg:x="9.398cm" svg:y="7.62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5" draw:text-style-name="P10" draw:layer="layout" svg:width="2.274cm" svg:height="0.788cm" svg:x="22.098cm" svg:y="9.094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5" draw:text-style-name="P10" draw:layer="layout" svg:width="9.296cm" svg:height="0.829cm" svg:x="9.398cm" svg:y="13.621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5" draw:text-style-name="P10" draw:layer="layout" svg:width="9.401cm" svg:height="0.829cm" svg:x="9.398cm" svg:y="16.12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5" draw:text-style-name="P10" draw:layer="layout" svg:width="8.375cm" svg:height="0.829cm" svg:x="9.399cm" svg:y="17.123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Other <text:s/>uses of induction</text:span></text:p>
          </draw:text-box>
        </draw:frame>
        <draw:frame presentation:style-name="pr24" draw:text-style-name="P12" draw:layer="layout" svg:width="23.622cm" svg:height="1.524cm" svg:x="2.286cm" svg:y="4.572cm">
          <draw:text-box>
            <text:p text:style-name="P10"><text:span text:style-name="T7">Example 6 from the book:</text:span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presentation:style-name="pr25" draw:text-style-name="P12" draw:layer="layout" svg:width="23.622cm" svg:height="9.593cm" svg:x="2.286cm" svg:y="6.393cm">
          <draw:text-box>
            <text:p text:style-name="P10"><text:span text:style-name="T11">Now we have:</text:span></text:p>
            <text:p text:style-name="P10"><text:span text:style-name="T11"/></text:p>
            <text:p text:style-name="P10"><text:span text:style-name="T11"/></text:p>
            <text:p text:style-name="P10"><text:span text:style-name="T11">We know previously that D(1) through D(m-1) are true for the statement “divisible by 3 for all positive integers”,</text:span><text:span text:style-name="T11"><text:line-break/></text:span><text:span text:style-name="T11">so we will rewrite D(m-1) as 3K and sub it out.</text:span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>And the result is our proof, that D(m) is divisible by 3.</text:span></text:p>
          </draw:text-box>
        </draw:frame>
        <draw:frame draw:style-name="gr5" draw:text-style-name="P10" draw:layer="layout" svg:width="8.375cm" svg:height="0.829cm" svg:x="9.399cm" svg:y="7.42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5" draw:text-style-name="P10" draw:layer="layout" svg:width="6.948cm" svg:height="0.829cm" svg:x="10.2cm" svg:y="11.924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5" draw:text-style-name="P10" draw:layer="layout" svg:width="6.592cm" svg:height="0.829cm" svg:x="10.2cm" svg:y="12.92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8" draw:text-style-name="P16" draw:layer="layout" svg:width="5.334cm" svg:height="0.662cm" svg:x="17.526cm" svg:y="13.054cm">
          <draw:text-box>
            <text:p><text:span text:style-name="T15">Factor out 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Other <text:s/>uses of induction</text:span></text:p>
          </draw:text-box>
        </draw:frame>
        <draw:frame presentation:style-name="pr26" draw:text-style-name="P12" draw:layer="layout" svg:width="23.622cm" svg:height="7.597cm" svg:x="2.286cm" svg:y="4.572cm">
          <draw:text-box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>Let’s work some examples from</text:span><text:span text:style-name="T7"><text:line-break/></text:span><text:span text:style-name="T7">the textbook problems.</text:span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Mathematical Induction</text:span></text:p>
          </draw:text-box>
        </draw:frame>
        <draw:frame presentation:style-name="pr27" draw:text-style-name="P11" draw:layer="layout" svg:width="23.622cm" svg:height="11.395cm" svg:x="2.286cm" svg:y="4.572cm">
          <draw:text-box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>Let’s work some problem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4-25T15:36:00.628041679</dc:date>
    <meta:editing-duration>PT4H47M55S</meta:editing-duration>
    <meta:editing-cycles>195</meta:editing-cycles>
    <meta:generator>LibreOffice/5.1.4.2$Linux_X86_64 LibreOffice_project/10m0$Build-2</meta:generator>
    <meta:document-statistic meta:object-count="159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stretchy="false">(</mo>
          <mrow>
            <mrow>
              <mn>2</mn>
              <mrow>
                <mi>i</mi>
                <mo stretchy="false">−</mo>
                <mn>1</mn>
              </mrow>
            </mrow>
          </mrow>
          <mo fence="true" stretchy="false">)</mo>
        </mrow>
      </mrow>
      <mo stretchy="false">=</mo>
      <msup>
        <mi>n</mi>
        <mn>2</mn>
      </msup>
    </mrow>
    <annotation encoding="StarMath 5.0">sum from{i=1} to{n} ( 2i - 1 ) = n^2</annotation>
  </semantics>
</math>
</file>

<file path=Object 10/content.xml><?xml version="1.0" encoding="utf-8"?>
<math xmlns="http://www.w3.org/1998/Math/MathML" display="block">
  <semantics>
    <mrow>
      <mrow/>
      <mo stretchy="false">=</mo>
      <mrow>
        <mrow>
          <mo fence="true" stretchy="false">[</mo>
          <mrow>
            <mrow>
              <mn>1</mn>
              <mo stretchy="false">+</mo>
              <mn>3</mn>
              <mo stretchy="false">+</mo>
              <mn>5</mn>
              <mo stretchy="false">+</mo>
              <mn>...</mn>
              <mo stretchy="false">+</mo>
              <mrow>
                <mo fence="true" stretchy="false">(</mo>
                <mrow>
                  <mrow>
                    <mn>2</mn>
                    <mrow>
                      <mi>n</mi>
                      <mo stretchy="false">−</mo>
                      <mn>3</mn>
                    </mrow>
                  </mrow>
                </mrow>
                <mo fence="true" stretchy="false">)</mo>
              </mrow>
            </mrow>
          </mrow>
          <mo fence="true" stretchy="false">]</mo>
        </mrow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</mrow>
    <annotation encoding="StarMath 5.0">{} = [ 1 + 3 + 5 + ... + ( 2n - 3 ) ] + ( 2n-1 )</annotation>
  </semantics>
</math>
</file>

<file path=Object 1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o fence="true" stretchy="false">(</mo>
        <mrow>
          <mrow>
            <mn>2</mn>
            <mrow>
              <mi>i</mi>
              <mo stretchy="false">−</mo>
              <mn>1</mn>
            </mrow>
          </mrow>
        </mrow>
        <mo fence="true" stretchy="false">)</mo>
      </mrow>
    </mrow>
    <annotation encoding="StarMath 5.0">sum from{i=1} to{n} ( 2i-1 )</annotation>
  </semantics>
</math>
</file>

<file path=Object 12/content.xml><?xml version="1.0" encoding="utf-8"?>
<math xmlns="http://www.w3.org/1998/Math/MathML" display="block">
  <semantics>
    <mrow>
      <msub>
        <mi>s</mi>
        <mi>n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stretchy="false">(</mo>
          <mrow>
            <mrow>
              <mn>2</mn>
              <mrow>
                <mi>i</mi>
                <mo stretchy="false">−</mo>
                <mn>1</mn>
              </mrow>
            </mrow>
          </mrow>
          <mo fence="true" stretchy="false">)</mo>
        </mrow>
      </mrow>
    </mrow>
    <annotation encoding="StarMath 5.0">s_n = sum from{i=1} to{n} ( 2i-1 )</annotation>
  </semantics>
</math>
</file>

<file path=Object 13/content.xml><?xml version="1.0" encoding="utf-8"?>
<math xmlns="http://www.w3.org/1998/Math/MathML" display="block">
  <semantics>
    <mrow>
      <mrow/>
      <mo stretchy="false">=</mo>
      <mrow>
        <msub>
          <mi>s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</mrow>
    <annotation encoding="StarMath 5.0">{} = s_( n-1 ) + ( 2n-1 )</annotation>
  </semantics>
</math>
</file>

<file path=Object 14/content.xml><?xml version="1.0" encoding="utf-8"?>
<math xmlns="http://www.w3.org/1998/Math/MathML" display="block">
  <semantics>
    <mrow>
      <mrow/>
      <mo stretchy="false">=</mo>
      <mrow>
        <mrow>
          <mo fence="true" stretchy="false">[</mo>
          <mrow>
            <mrow>
              <mn>1</mn>
              <mo stretchy="false">+</mo>
              <mn>3</mn>
              <mo stretchy="false">+</mo>
              <mn>5</mn>
              <mo stretchy="false">+</mo>
              <mn>...</mn>
              <mo stretchy="false">+</mo>
              <mrow>
                <mo fence="true" stretchy="false">(</mo>
                <mrow>
                  <mrow>
                    <mn>2</mn>
                    <mrow>
                      <mi>n</mi>
                      <mo stretchy="false">−</mo>
                      <mn>3</mn>
                    </mrow>
                  </mrow>
                </mrow>
                <mo fence="true" stretchy="false">)</mo>
              </mrow>
            </mrow>
          </mrow>
          <mo fence="true" stretchy="false">]</mo>
        </mrow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</mrow>
    <annotation encoding="StarMath 5.0">{} = [ 1 + 3 + 5 + ... + ( 2n - 3 ) ] + ( 2n-1 )</annotation>
  </semantics>
</math>
</file>

<file path=Object 15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s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</mrow>
    <annotation encoding="StarMath 5.0">s_n = s_( n-1 ) + ( 2n-1 )</annotation>
  </semantics>
</math>
</file>

<file path=Object 1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o fence="true" stretchy="false">(</mo>
        <mrow>
          <mrow>
            <mn>2</mn>
            <mrow>
              <mi>i</mi>
              <mo stretchy="false">−</mo>
              <mn>1</mn>
            </mrow>
          </mrow>
        </mrow>
        <mo fence="true" stretchy="false">)</mo>
      </mrow>
    </mrow>
    <annotation encoding="StarMath 5.0">sum from{i=1} to{n} ( 2i-1 )</annotation>
  </semantics>
</math>
</file>

<file path=Object 17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8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n>1</mn>
        </munderover>
        <mrow>
          <mo fence="true" stretchy="false">(</mo>
          <mrow>
            <mrow>
              <mn>2</mn>
              <mrow>
                <mi>i</mi>
                <mo stretchy="false">−</mo>
                <mn>1</mn>
              </mrow>
            </mrow>
          </mrow>
          <mo fence="true" stretchy="false">)</mo>
        </mrow>
      </mrow>
      <mo stretchy="false">=</mo>
      <mrow>
        <mrow>
          <mn>2</mn>
          <mo stretchy="false">⋅</mo>
          <mn>1</mn>
        </mrow>
        <mo stretchy="false">−</mo>
        <mn>1</mn>
      </mrow>
      <mo stretchy="false">=</mo>
      <mn>1</mn>
    </mrow>
    <annotation encoding="StarMath 5.0">sum from{i=1} to{1} ( 2i-1 ) = 2 cdot 1 - 1 = 1</annotation>
  </semantics>
</math>
</file>

<file path=Object 19/content.xml><?xml version="1.0" encoding="utf-8"?>
<math xmlns="http://www.w3.org/1998/Math/MathML" display="block">
  <semantics>
    <mrow>
      <mrow/>
      <mo stretchy="false">=</mo>
      <mrow>
        <mrow>
          <mn>2</mn>
          <mo stretchy="false">⋅</mo>
          <mn>1</mn>
        </mrow>
        <mo stretchy="false">−</mo>
        <mn>1</mn>
      </mrow>
    </mrow>
    <annotation encoding="StarMath 5.0">{} = 2 cdot 1 - 1 </annotation>
  </semantics>
</math>
</file>

<file path=Object 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o fence="true" stretchy="false">(</mo>
        <mrow>
          <mrow>
            <mn>2</mn>
            <mrow>
              <mi>i</mi>
              <mo stretchy="false">−</mo>
              <mn>1</mn>
            </mrow>
          </mrow>
        </mrow>
        <mo fence="true" stretchy="false">)</mo>
      </mrow>
    </mrow>
    <annotation encoding="StarMath 5.0">sum from{i=1} to{n} ( 2i-1 )</annotation>
  </semantics>
</math>
</file>

<file path=Object 20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s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</mrow>
    <annotation encoding="StarMath 5.0">s_n = s_( n-1 ) + ( 2n-1 )</annotation>
  </semantics>
</math>
</file>

<file path=Object 21/content.xml><?xml version="1.0" encoding="utf-8"?>
<math xmlns="http://www.w3.org/1998/Math/MathML" display="block">
  <semantics>
    <mrow>
      <mrow/>
      <mo stretchy="false">=</mo>
      <mn>1</mn>
    </mrow>
    <annotation encoding="StarMath 5.0">{} = 1</annotation>
  </semantics>
</math>
</file>

<file path=Object 22/content.xml><?xml version="1.0" encoding="utf-8"?>
<math xmlns="http://www.w3.org/1998/Math/MathML" display="block">
  <semantics>
    <mrow>
      <msub>
        <mi>s</mi>
        <mn>1</mn>
      </msub>
      <mo stretchy="false">=</mo>
      <mn>1</mn>
    </mrow>
    <annotation encoding="StarMath 5.0">s_1 = 1</annotation>
  </semantics>
</math>
</file>

<file path=Object 23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o fence="true" stretchy="false">(</mo>
        <mrow>
          <mrow>
            <mn>2</mn>
            <mrow>
              <mi>i</mi>
              <mo stretchy="false">−</mo>
              <mn>1</mn>
            </mrow>
          </mrow>
        </mrow>
        <mo fence="true" stretchy="false">)</mo>
      </mrow>
    </mrow>
    <annotation encoding="StarMath 5.0">sum from{i=1} to{n} ( 2i-1 )</annotation>
  </semantics>
</math>
</file>

<file path=Object 24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s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</mrow>
    <annotation encoding="StarMath 5.0">s_n = s_( n-1 ) + ( 2n-1 )</annotation>
  </semantics>
</math>
</file>

<file path=Object 25/content.xml><?xml version="1.0" encoding="utf-8"?>
<math xmlns="http://www.w3.org/1998/Math/MathML" display="block">
  <semantics>
    <mrow>
      <mrow>
        <msup>
          <mi>n</mi>
          <mn>3</mn>
        </msup>
        <mo stretchy="false">+</mo>
        <mn>2</mn>
      </mrow>
      <mi>n</mi>
    </mrow>
    <annotation encoding="StarMath 5.0">n^3 + 2n</annotation>
  </semantics>
</math>
</file>

<file path=Object 26/content.xml><?xml version="1.0" encoding="utf-8"?>
<math xmlns="http://www.w3.org/1998/Math/MathML" display="block">
  <semantics>
    <mrow>
      <mi>D</mi>
      <mrow>
        <mrow>
          <mo fence="true" stretchy="false">(</mo>
          <mrow>
            <mi>n</mi>
          </mrow>
          <mo fence="true" stretchy="false">)</mo>
        </mrow>
        <mo stretchy="false">=</mo>
        <mrow>
          <msup>
            <mi>n</mi>
            <mn>3</mn>
          </msup>
          <mo stretchy="false">+</mo>
          <mn>2</mn>
        </mrow>
      </mrow>
      <mi>n</mi>
    </mrow>
    <annotation encoding="StarMath 5.0">D(n) = n^3 + 2n</annotation>
  </semantics>
</math>
</file>

<file path=Object 27/content.xml><?xml version="1.0" encoding="utf-8"?>
<math xmlns="http://www.w3.org/1998/Math/MathML" display="block">
  <semantics>
    <mrow>
      <mi>D</mi>
      <mrow>
        <mrow>
          <mo fence="true" stretchy="false">(</mo>
          <mrow>
            <mn>1</mn>
          </mrow>
          <mo fence="true" stretchy="false">)</mo>
        </mrow>
        <mo stretchy="false">=</mo>
        <mrow>
          <msup>
            <mn>1</mn>
            <mn>3</mn>
          </msup>
          <mo stretchy="false">+</mo>
          <mrow>
            <mn>2</mn>
            <mo stretchy="false">⋅</mo>
            <mn>1</mn>
          </mrow>
        </mrow>
      </mrow>
    </mrow>
    <annotation encoding="StarMath 5.0">D(1) = 1^3 + 2 cdot 1</annotation>
  </semantics>
</math>
</file>

<file path=Object 28/content.xml><?xml version="1.0" encoding="utf-8"?>
<math xmlns="http://www.w3.org/1998/Math/MathML" display="block">
  <semantics>
    <mrow>
      <mi>D</mi>
      <mrow>
        <mrow>
          <mo fence="true" stretchy="false">(</mo>
          <mrow>
            <mn>1</mn>
          </mrow>
          <mo fence="true" stretchy="false">)</mo>
        </mrow>
        <mo stretchy="false">=</mo>
        <mrow>
          <mn>1</mn>
          <mo stretchy="false">+</mo>
          <mn>2</mn>
        </mrow>
        <mo stretchy="false">=</mo>
        <mn>3</mn>
      </mrow>
    </mrow>
    <annotation encoding="StarMath 5.0">D(1) = 1 + 2 = 3</annotation>
  </semantics>
</math>
</file>

<file path=Object 29/content.xml><?xml version="1.0" encoding="utf-8"?>
<math xmlns="http://www.w3.org/1998/Math/MathML" display="block">
  <semantics>
    <mrow>
      <msub>
        <mi>s</mi>
        <mn>1</mn>
      </msub>
      <mo stretchy="false">=</mo>
      <mn>1</mn>
    </mrow>
    <annotation encoding="StarMath 5.0">s_1 = 1</annotation>
  </semantics>
</math>
</file>

<file path=Object 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30/content.xml><?xml version="1.0" encoding="utf-8"?>
<math xmlns="http://www.w3.org/1998/Math/MathML" display="block">
  <semantics>
    <mrow>
      <mrow>
        <msup>
          <mi>n</mi>
          <mn>3</mn>
        </msup>
        <mo stretchy="false">+</mo>
        <mn>2</mn>
      </mrow>
      <mi>n</mi>
    </mrow>
    <annotation encoding="StarMath 5.0">n^3 + 2n</annotation>
  </semantics>
</math>
</file>

<file path=Object 31/content.xml><?xml version="1.0" encoding="utf-8"?>
<math xmlns="http://www.w3.org/1998/Math/MathML" display="block">
  <semantics>
    <mrow>
      <mi>D</mi>
      <mrow>
        <mrow>
          <mo fence="true" stretchy="false">(</mo>
          <mrow>
            <mi>n</mi>
          </mrow>
          <mo fence="true" stretchy="false">)</mo>
        </mrow>
        <mo stretchy="false">=</mo>
        <mrow>
          <msup>
            <mi>n</mi>
            <mn>3</mn>
          </msup>
          <mo stretchy="false">+</mo>
          <mn>2</mn>
        </mrow>
      </mrow>
      <mi>n</mi>
    </mrow>
    <annotation encoding="StarMath 5.0">D(n) = n^3 + 2n</annotation>
  </semantics>
</math>
</file>

<file path=Object 32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n>3</mn>
          </msup>
          <mo stretchy="false">+</mo>
          <mn>2</mn>
        </mrow>
      </mrow>
      <mrow>
        <mo fence="true" stretchy="false">(</mo>
        <mrow>
          <mrow>
            <mi>m</mi>
            <mo stretchy="false">−</mo>
            <mn>1</mn>
          </mrow>
        </mrow>
        <mo fence="true" stretchy="false">)</mo>
      </mrow>
    </mrow>
    <annotation encoding="StarMath 5.0">D(m-1) = (m-1)^3 + 2(m-1)</annotation>
  </semantics>
</math>
</file>

<file path=Object 33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=</mo>
        <mrow>
          <msup>
            <mi>m</mi>
            <mn>3</mn>
          </msup>
          <mo stretchy="false">−</mo>
          <mn>3</mn>
        </mrow>
      </mrow>
      <mrow>
        <msup>
          <mi>m</mi>
          <mn>2</mn>
        </msup>
        <mo stretchy="false">+</mo>
        <mn>3</mn>
      </mrow>
      <mrow>
        <mi>m</mi>
        <mo stretchy="false">−</mo>
        <mn>1</mn>
        <mo stretchy="false">+</mo>
        <mn>2</mn>
      </mrow>
      <mrow>
        <mi>m</mi>
        <mo stretchy="false">−</mo>
        <mn>2</mn>
      </mrow>
    </mrow>
    <annotation encoding="StarMath 5.0">D(m-1) = m^3 - 3m^2 + 3m - 1 + 2m - 2</annotation>
  </semantics>
</math>
</file>

<file path=Object 34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=</mo>
        <mrow>
          <msup>
            <mi>m</mi>
            <mn>3</mn>
          </msup>
          <mo stretchy="false">−</mo>
          <mn>3</mn>
        </mrow>
      </mrow>
      <mrow>
        <msup>
          <mi>m</mi>
          <mn>2</mn>
        </msup>
        <mo stretchy="false">+</mo>
        <mn>3</mn>
      </mrow>
      <mrow>
        <mi>m</mi>
        <mo stretchy="false">+</mo>
        <mn>2</mn>
      </mrow>
      <mrow>
        <mi>m</mi>
        <mo stretchy="false">−</mo>
        <mn>3</mn>
      </mrow>
    </mrow>
    <annotation encoding="StarMath 5.0">D(m-1) = m^3 - 3m^2 + 3m + 2m - 3</annotation>
  </semantics>
</math>
</file>

<file path=Object 35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stretchy="false">−</mo>
                  <mn>3</mn>
                </mrow>
                <mrow>
                  <msup>
                    <mi>m</mi>
                    <mn>2</mn>
                  </msup>
                  <mo stretchy="false">+</mo>
                  <mn>3</mn>
                </mrow>
                <mrow>
                  <mi>m</mi>
                  <mo stretchy="false">−</mo>
                  <mn>3</mn>
                </mrow>
              </mrow>
            </mrow>
            <mo fence="true" stretchy="false">)</mo>
          </mrow>
          <mo stretchy="false">+</mo>
          <msup>
            <mi>m</mi>
            <mn>3</mn>
          </msup>
          <mo stretchy="false">+</mo>
          <mn>2</mn>
        </mrow>
      </mrow>
      <mi>m</mi>
    </mrow>
    <annotation encoding="StarMath 5.0">D(m-1) = (- 3m^2 + 3m - 3) + m^3 + 2m</annotation>
  </semantics>
</math>
</file>

<file path=Object 36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stretchy="false">−</mo>
                  <mn>3</mn>
                </mrow>
                <mrow>
                  <msup>
                    <mi>m</mi>
                    <mn>2</mn>
                  </msup>
                  <mo stretchy="false">+</mo>
                  <mn>3</mn>
                </mrow>
                <mrow>
                  <mi>m</mi>
                  <mo stretchy="false">−</mo>
                  <mn>3</mn>
                </mrow>
              </mrow>
            </mrow>
            <mo fence="true" stretchy="false">)</mo>
          </mrow>
          <mo stretchy="false">+</mo>
          <msup>
            <mi>m</mi>
            <mn>3</mn>
          </msup>
          <mo stretchy="false">+</mo>
          <mn>2</mn>
        </mrow>
      </mrow>
      <mi>m</mi>
    </mrow>
    <annotation encoding="StarMath 5.0">D(m-1) = (- 3m^2 + 3m - 3) + m^3 + 2m</annotation>
  </semantics>
</math>
</file>

<file path=Object 37/content.xml><?xml version="1.0" encoding="utf-8"?>
<math xmlns="http://www.w3.org/1998/Math/MathML" display="block">
  <semantics>
    <mrow>
      <mi>D</mi>
      <mrow>
        <mrow>
          <mo fence="true" stretchy="false">(</mo>
          <mrow>
            <mi>n</mi>
          </mrow>
          <mo fence="true" stretchy="false">)</mo>
        </mrow>
        <mo stretchy="false">=</mo>
        <mrow>
          <msup>
            <mi>n</mi>
            <mn>3</mn>
          </msup>
          <mo stretchy="false">+</mo>
          <mn>2</mn>
        </mrow>
      </mrow>
      <mi>n</mi>
    </mrow>
    <annotation encoding="StarMath 5.0">D(n) = n^3 + 2n</annotation>
  </semantics>
</math>
</file>

<file path=Object 38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stretchy="false">−</mo>
                  <mn>3</mn>
                </mrow>
                <mrow>
                  <msup>
                    <mi>m</mi>
                    <mn>2</mn>
                  </msup>
                  <mo stretchy="false">+</mo>
                  <mn>3</mn>
                </mrow>
                <mrow>
                  <mi>m</mi>
                  <mo stretchy="false">−</mo>
                  <mn>3</mn>
                </mrow>
              </mrow>
            </mrow>
            <mo fence="true" stretchy="false">)</mo>
          </mrow>
          <mo stretchy="false">+</mo>
          <mi>D</mi>
        </mrow>
      </mrow>
      <mrow>
        <mo fence="true" stretchy="false">(</mo>
        <mrow>
          <mi>m</mi>
        </mrow>
        <mo fence="true" stretchy="false">)</mo>
      </mrow>
    </mrow>
    <annotation encoding="StarMath 5.0">D(m-1) = (- 3m^2 + 3m - 3) + D( m ) </annotation>
  </semantics>
</math>
</file>

<file path=Object 39/content.xml><?xml version="1.0" encoding="utf-8"?>
<math xmlns="http://www.w3.org/1998/Math/MathML" display="block">
  <semantics>
    <mrow>
      <mi>D</mi>
      <mrow>
        <mrow>
          <mo fence="true" stretchy="false">(</mo>
          <mrow>
            <mi>m</mi>
          </mrow>
          <mo fence="true" stretchy="false">)</mo>
        </mrow>
        <mo stretchy="false">=</mo>
        <mi>D</mi>
      </mrow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−</mo>
        <mrow>
          <mo fence="true" stretchy="false">(</mo>
          <mrow>
            <mrow>
              <mrow>
                <mo stretchy="false">−</mo>
                <mn>3</mn>
              </mrow>
              <mrow>
                <msup>
                  <mi>m</mi>
                  <mn>2</mn>
                </msup>
                <mo stretchy="false">+</mo>
                <mn>3</mn>
              </mrow>
              <mrow>
                <mi>m</mi>
                <mo stretchy="false">−</mo>
                <mn>3</mn>
              </mrow>
            </mrow>
          </mrow>
          <mo fence="true" stretchy="false">)</mo>
        </mrow>
      </mrow>
    </mrow>
    <annotation encoding="StarMath 5.0">D(m) = D(m-1) - (- 3m^2 + 3m - 3)</annotation>
  </semantics>
</math>
</file>

<file path=Object 4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40/content.xml><?xml version="1.0" encoding="utf-8"?>
<math xmlns="http://www.w3.org/1998/Math/MathML" display="block">
  <semantics>
    <mrow>
      <mi>D</mi>
      <mrow>
        <mrow>
          <mo fence="true" stretchy="false">(</mo>
          <mrow>
            <mi>m</mi>
          </mrow>
          <mo fence="true" stretchy="false">)</mo>
        </mrow>
        <mo stretchy="false">=</mo>
        <mi>D</mi>
      </mrow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+</mo>
        <mn>3</mn>
      </mrow>
      <mrow>
        <msup>
          <mi>m</mi>
          <mn>2</mn>
        </msup>
        <mo stretchy="false">−</mo>
        <mn>3</mn>
      </mrow>
      <mrow>
        <mi>m</mi>
        <mo stretchy="false">+</mo>
        <mn>3</mn>
      </mrow>
    </mrow>
    <annotation encoding="StarMath 5.0">D(m) = D(m-1) + 3m^2 - 3m + 3</annotation>
  </semantics>
</math>
</file>

<file path=Object 41/content.xml><?xml version="1.0" encoding="utf-8"?>
<math xmlns="http://www.w3.org/1998/Math/MathML" display="block">
  <semantics>
    <mrow>
      <mi>D</mi>
      <mrow>
        <mrow>
          <mo fence="true" stretchy="false">(</mo>
          <mrow>
            <mi>m</mi>
          </mrow>
          <mo fence="true" stretchy="false">)</mo>
        </mrow>
        <mo stretchy="false">=</mo>
        <mn>3</mn>
      </mrow>
      <mrow>
        <mi>K</mi>
        <mo stretchy="false">+</mo>
        <mn>3</mn>
      </mrow>
      <mrow>
        <msup>
          <mi>m</mi>
          <mn>2</mn>
        </msup>
        <mo stretchy="false">−</mo>
        <mn>3</mn>
      </mrow>
      <mrow>
        <mi>m</mi>
        <mo stretchy="false">+</mo>
        <mn>3</mn>
      </mrow>
    </mrow>
    <annotation encoding="StarMath 5.0">D(m) = 3K + 3m^2 - 3m + 3</annotation>
  </semantics>
</math>
</file>

<file path=Object 42/content.xml><?xml version="1.0" encoding="utf-8"?>
<math xmlns="http://www.w3.org/1998/Math/MathML" display="block">
  <semantics>
    <mrow>
      <mrow>
        <msup>
          <mi>m</mi>
          <mn>3</mn>
        </msup>
        <mo stretchy="false">+</mo>
        <mn>2</mn>
      </mrow>
      <mi>m</mi>
    </mrow>
    <annotation encoding="StarMath 5.0">m^3 + 2m</annotation>
  </semantics>
</math>
</file>

<file path=Object 43/content.xml><?xml version="1.0" encoding="utf-8"?>
<math xmlns="http://www.w3.org/1998/Math/MathML" display="block">
  <semantics>
    <mrow>
      <mi>D</mi>
      <mrow>
        <mrow>
          <mo fence="true" stretchy="false">(</mo>
          <mrow>
            <mi>m</mi>
          </mrow>
          <mo fence="true" stretchy="false">)</mo>
        </mrow>
        <mo stretchy="false">=</mo>
        <mn>3</mn>
      </mrow>
      <mrow>
        <mo fence="true" stretchy="false">(</mo>
        <mrow>
          <mrow>
            <mi>K</mi>
            <mo stretchy="false">+</mo>
            <msup>
              <mi>m</mi>
              <mn>2</mn>
            </msup>
            <mo stretchy="false">−</mo>
            <mi>m</mi>
            <mo stretchy="false">+</mo>
            <mn>1</mn>
          </mrow>
        </mrow>
        <mo fence="true" stretchy="false">)</mo>
      </mrow>
    </mrow>
    <annotation encoding="StarMath 5.0">D(m) = 3( K + m^2 - m + 1 )</annotation>
  </semantics>
</math>
</file>

<file path=Object 47/content.xml><?xml version="1.0" encoding="utf-8"?>
<math xmlns="http://www.w3.org/1998/Math/MathML" display="block">
  <semantics>
    <mrow>
      <mi>D</mi>
      <mrow>
        <mrow>
          <mo fence="true" stretchy="false">(</mo>
          <mrow>
            <mi>m</mi>
          </mrow>
          <mo fence="true" stretchy="false">)</mo>
        </mrow>
        <mo stretchy="false">=</mo>
        <mi>D</mi>
      </mrow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+</mo>
        <mn>3</mn>
      </mrow>
      <mrow>
        <msup>
          <mi>m</mi>
          <mn>2</mn>
        </msup>
        <mo stretchy="false">−</mo>
        <mn>3</mn>
      </mrow>
      <mrow>
        <mi>m</mi>
        <mo stretchy="false">+</mo>
        <mn>3</mn>
      </mrow>
    </mrow>
    <annotation encoding="StarMath 5.0">D(m) = D(m-1) + 3m^2 - 3m + 3</annotation>
  </semantics>
</math>
</file>

<file path=Object 5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o fence="true" stretchy="false">(</mo>
        <mrow>
          <mrow>
            <mn>2</mn>
            <mrow>
              <mi>i</mi>
              <mo stretchy="false">−</mo>
              <mn>1</mn>
            </mrow>
          </mrow>
        </mrow>
        <mo fence="true" stretchy="false">)</mo>
      </mrow>
    </mrow>
    <annotation encoding="StarMath 5.0">sum from{i=1} to{n} ( 2i-1 )</annotation>
  </semantics>
</math>
</file>

<file path=Object 7/content.xml><?xml version="1.0" encoding="utf-8"?>
<math xmlns="http://www.w3.org/1998/Math/MathML" display="block">
  <semantics>
    <msub>
      <mi>s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>
    <annotation encoding="StarMath 5.0">s_( n-1 )</annotation>
  </semantics>
</math>
</file>

<file path=Object 8/content.xml><?xml version="1.0" encoding="utf-8"?>
<math xmlns="http://www.w3.org/1998/Math/MathML" display="block">
  <semantics>
    <mrow>
      <msub>
        <mi>s</mi>
        <mi>n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stretchy="false">(</mo>
          <mrow>
            <mrow>
              <mn>2</mn>
              <mrow>
                <mi>i</mi>
                <mo stretchy="false">−</mo>
                <mn>1</mn>
              </mrow>
            </mrow>
          </mrow>
          <mo fence="true" stretchy="false">)</mo>
        </mrow>
      </mrow>
    </mrow>
    <annotation encoding="StarMath 5.0">s_n = sum from{i=1} to{n} ( 2i-1 )</annotation>
  </semantics>
</math>
</file>

<file path=Object 9/content.xml><?xml version="1.0" encoding="utf-8"?>
<math xmlns="http://www.w3.org/1998/Math/MathML" display="block">
  <semantics>
    <mrow>
      <mrow/>
      <mo stretchy="false">=</mo>
      <mrow>
        <msub>
          <mi>s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</mrow>
    <annotation encoding="StarMath 5.0">{} = s_( n-1 ) + ( 2n-1 )</annotation>
  </semantics>
</math>
</file>